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Khmer OS System" officeooo:rsid="00191e31" officeooo:paragraph-rsid="00191e31"/>
    </style:style>
    <style:style style:name="P2" style:family="paragraph" style:parent-style-name="Standard">
      <style:text-properties style:font-name="Khmer OS System" officeooo:rsid="001b173c" officeooo:paragraph-rsid="001b173c"/>
    </style:style>
    <style:style style:name="T1" style:family="text">
      <style:text-properties officeooo:rsid="0019513f"/>
    </style:style>
    <style:style style:name="T2" style:family="text">
      <style:text-properties officeooo:rsid="001ac3a4"/>
    </style:style>
    <style:style style:name="T3" style:family="text">
      <style:text-properties officeooo:rsid="001b173c"/>
    </style:style>
    <style:style style:name="T4" style:family="text">
      <style:text-properties officeooo:rsid="001b8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ldren’s Book Story ideas</text:p>
      <text:p text:style-name="P1"><text:span text:style-name="T3">1 </text:span>- Mark Succerburg children's story how he destroyed privacy.</text:p>
      <text:p text:style-name="P1"><text:span text:style-name="T3">2 </text:span>- <text:span text:style-name="T1">How to make money</text:span></text:p>
      <text:p text:style-name="P1"><text:span text:style-name="T3">3 </text:span>- <text:span text:style-name="T1">Popular rappers meeting as kids</text:span></text:p>
      <text:p text:style-name="P1"><text:span text:style-name="T3">4 </text:span>- <text:span text:style-name="T2">The guide to the government (inspiration from parks and recs)</text:span></text:p>
      <text:p text:style-name="P1"/>
      <text:p text:style-name="P2">1: </text:p>
      <text:p text:style-name="P2"><text:tab/>Introduce mark </text:p>
      <text:p text:style-name="P2"><text:tab/>introduce facebook</text:p>
      <text:p text:style-name="P2"><text:tab/>introduce morlas</text:p>
      <text:p text:style-name="P2"><text:tab/>doesnt have morals</text:p>
      <text:p text:style-name="P2"><text:tab/>sells your <text:span text:style-name="T4">data</text:span></text:p>
      <text:p text:style-name="P2"><text:tab/><text:span text:style-name="T4">your private data</text:span></text:p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hmer OS System" svg:font-family="'Khmer OS Syste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8:23:28.578663114</meta:creation-date>
    <meta:generator>LibreOffice/5.4.6.2$Linux_X86_64 LibreOffice_project/40m0$Build-2</meta:generator>
    <dc:date>2018-04-30T16:22:04.695551971</dc:date>
    <meta:editing-duration>PT6M19S</meta:editing-duration>
    <meta:editing-cycles>4</meta:editing-cycles>
    <meta:document-statistic meta:table-count="0" meta:image-count="0" meta:object-count="0" meta:page-count="1" meta:paragraph-count="14" meta:word-count="55" meta:character-count="320" meta:non-whitespace-character-count="267"/>
  </office:meta>
</office:document-meta>
</file>